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Frame_20_contents"><text:span text:style-name="T1">{{ANTRAGSGRUEN:TITLE}}</text:span></text:p><text:p text:style-name="Frame_20_contents"><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paragraph-properties text:number-lines="false" text:line-number="0"/>
      <style:text-properties fo:font-weight="bold"/>
    </style:style>
    <style:style style:name="Antragsgrün_20_H3" style:display-name="Antragsgrün H3" style:family="paragraph" style:parent-style-name="Heading" style:class="text">
      <style:paragraph-properties text:number-lines="false" text:line-number="0"/>
      <style:text-properties fo:font-size="13pt" fo:font-weight="bold"/>
    </style:style>
    <style:style style:name="Antragsgrün_20_H4" style:display-name="Antragsgrün H4" style:family="paragraph" style:parent-style-name="Heading" style:class="text">
      <style:paragraph-properties text:number-lines="false" text:line-number="0"/>
      <style:text-properties fo:font-size="12pt" fo:font-weight="bold"/>
    </style:style>
    <style:style style:name="Antragsgrün_20_H5" style:display-name="Antragsgrün H5" style:family="paragraph" style:parent-style-name="Heading" style:class="text">
      <style:paragraph-properties text:number-lines="false" text:line-number="0"/>
      <style:text-properties fo:font-size="12pt"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cm" fo:margin-right="1.9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37.592820000</dc:date>
    <meta:editing-duration>PT1H31M45S</meta:editing-duration>
    <meta:editing-cycles>24</meta:editing-cycles>
    <meta:generator>LibreOffice/5.0.2.2$MacOSX_X86_64 LibreOffice_project/37b43f919e4de5eeaca9b9755ed688758a8251fe</meta:generator>
    <meta:document-statistic meta:table-count="0" meta:image-count="0" meta:object-count="0" meta:page-count="1" meta:paragraph-count="10" meta:word-count="186" meta:character-count="1328" meta:non-whitespace-character-count="1148"/>
  </office:meta>
</office:document-meta>
</file>